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224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7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年度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年度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年度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ce11" office:value-type="string" calcext:value-type="string">
            <text:p>2020</text:p>
          </table:table-cell>
          <table:table-cell table:style-name="ce14" office:value-type="string" calcext:value-type="string">
            <text:p>2021</text:p>
          </table:table-cell>
          <table:table-cell table:style-name="ce10" office:value-type="string" calcext:value-type="string" table:number-columns-spanned="2" table:number-rows-spanned="1">
            <text:p>2022年度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2023年度</text:p>
          </table:table-cell>
          <table:covered-table-cell table:style-name="ce14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ce11" office:value-type="string" calcext:value-type="string">
            <text:p>11/4</text:p>
          </table:table-cell>
          <table:table-cell table:style-name="ce14" office:value-type="string" calcext:value-type="string">
            <text:p>12/3</text:p>
          </table:table-cell>
          <table:table-cell table:style-name="ce11" office:value-type="string" calcext:value-type="string">
            <text:p>12/9</text:p>
          </table:table-cell>
          <table:table-cell table:style-name="ce11" office:value-type="string" calcext:value-type="string">
            <text:p>2/17</text:p>
          </table:table-cell>
          <table:table-cell table:style-name="ce14" office:value-type="string" calcext:value-type="string">
            <text:p>11/28</text:p>
          </table:table-cell>
          <table:table-cell table:style-name="ce14" office:value-type="string" calcext:value-type="string">
            <text:p>2/2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4:.S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5:.S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:.S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7:.S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8:.S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9:.S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0:.S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1:.S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2:.S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:.S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4:.S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5:.S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6:.S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17:.S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8:.S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9:.S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20:.S2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22:.S2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23:.S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24:.S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25:.S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26:.S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27:.S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28:.S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29:.S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30:.S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31:.S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32:.S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33:.S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34:.S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35:.S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36:.S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37:.S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38:.S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0:.S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1:.S4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2:.S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3:.S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4:.S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5:.S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6:.S4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7:.S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8:.S4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49:.S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50:.S5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51:.S5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52:.S5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53:.S5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54:.S5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55:.S5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56:.S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58:.S5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59:.S5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0:.S60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1:.S6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2:.S6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3:.S6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64:.S6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5:.S6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6:.S6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7:.S6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8:.S6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69:.S6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70:.S7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71:.S7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72:.S7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73:.S7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74:.S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7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76:.S76])" office:value-type="float" office:value="2" calcext:value-type="float">
            <text:p>2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77:.S7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78:.S7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79:.S7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80:.S8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81:.S8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82:.S8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83:.S8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84:.S8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6"/>
          <table:table-cell table:style-name="ce16"/>
          <table:table-cell table:style-name="ce6" table:number-columns-repeated="2"/>
          <table:table-cell table:style-name="ce16" table:number-columns-repeated="2"/>
          <table:table-cell table:style-name="ce2"/>
          <table:table-cell table:style-name="ce1" table:formula="of:=SUM([.D85:.S8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 table:number-columns-repeated="2"/>
          <table:table-cell table:style-name="ce16" table:number-columns-repeated="2"/>
          <table:table-cell table:style-name="ce2"/>
          <table:table-cell table:style-name="ce1" table:formula="of:=SUM([.D86:.S8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16" table:number-columns-repeated="2"/>
          <table:table-cell table:style-name="ce2"/>
          <table:table-cell table:style-name="ce1" table:formula="of:=SUM([.D87:.S8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2"/>
          <table:table-cell table:style-name="ce1" table:formula="of:=SUM([.D88:.S8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2"/>
          <table:table-cell table:style-name="ce1" table:formula="of:=SUM([.D89:.S8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2"/>
          <table:table-cell table:style-name="ce1" table:formula="of:=SUM([.D90:.S9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91:.S9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/>
          <table:table-cell table:style-name="ce6"/>
          <table:table-cell table:style-name="ce16"/>
          <table:table-cell table:style-name="ce6" table:number-columns-repeated="2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92:.S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94:.S94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95:.S9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96:.S9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97:.S9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98:.S9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99:.S9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00:.S10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01:.S10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02:.S10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03:.S10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04:.S10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05:.S10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106:.S10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107:.S10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108:.S10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09:.S10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10:.S11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12:.S11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13:.S11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14:.S1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15:.S1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16:.S1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17:.S1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18:.S1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19:.S1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20:.S1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21:.S1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22:.S1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23:.S1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6" table:number-columns-repeated="2"/>
          <table:table-cell table:style-name="ce2"/>
          <table:table-cell table:style-name="ce1" table:formula="of:=SUM([.D124:.S1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2"/>
          <table:table-cell table:style-name="ce1" table:formula="of:=SUM([.D125:.S1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16" table:number-columns-repeated="2"/>
          <table:table-cell table:style-name="ce2"/>
          <table:table-cell table:style-name="ce1" table:formula="of:=SUM([.D126:.S1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"/>
          <table:table-cell table:style-name="ce1" table:formula="of:=SUM([.D127:.S1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16"/>
          <table:table-cell table:style-name="ce6" table:number-columns-repeated="2"/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128:.S12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0:.S1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31:.S13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2:.S1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3:.S1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4:.S1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5:.S13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6:.S1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7:.S13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8:.S1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39:.S1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40:.S1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41:.S1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9" table:number-columns-repeated="2"/>
          <table:table-cell table:style-name="ce2"/>
          <table:table-cell table:style-name="ce1" table:formula="of:=SUM([.D142:.S1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2"/>
          <table:table-cell table:style-name="ce2"/>
          <table:table-cell table:style-name="ce1" table:formula="of:=SUM([.D143:.S1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2"/>
          <table:table-cell table:style-name="ce2"/>
          <table:table-cell table:style-name="ce1" table:formula="of:=SUM([.D144:.S1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/>
          <table:table-cell table:style-name="ce6"/>
          <table:table-cell table:style-name="ce9"/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45:.S14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146])" office:value-type="float" office:value="10" calcext:value-type="float">
            <text:p>10</text:p>
          </table:table-cell>
          <table:table-cell table:style-name="ce6" table:formula="of:=SUM([.E4:.E146])" office:value-type="float" office:value="10" calcext:value-type="float">
            <text:p>10</text:p>
          </table:table-cell>
          <table:table-cell table:style-name="ce9" table:formula="of:=SUM([.F4:.F146])" office:value-type="float" office:value="10" calcext:value-type="float">
            <text:p>10</text:p>
          </table:table-cell>
          <table:table-cell table:style-name="ce9" table:formula="of:=SUM([.G4:.G146])" office:value-type="float" office:value="10" calcext:value-type="float">
            <text:p>10</text:p>
          </table:table-cell>
          <table:table-cell table:style-name="ce9" table:formula="of:=SUM([.H4:.H146])" office:value-type="float" office:value="10" calcext:value-type="float">
            <text:p>10</text:p>
          </table:table-cell>
          <table:table-cell table:style-name="ce6" table:formula="of:=SUM([.I4:.I146])" office:value-type="float" office:value="10" calcext:value-type="float">
            <text:p>10</text:p>
          </table:table-cell>
          <table:table-cell table:style-name="ce6" table:formula="of:=SUM([.J4:.J146])" office:value-type="float" office:value="10" calcext:value-type="float">
            <text:p>10</text:p>
          </table:table-cell>
          <table:table-cell table:style-name="ce6" table:formula="of:=SUM([.K4:.K146])" office:value-type="float" office:value="10" calcext:value-type="float">
            <text:p>10</text:p>
          </table:table-cell>
          <table:table-cell table:style-name="ce9" table:formula="of:=SUM([.L4:.L146])" office:value-type="float" office:value="10" calcext:value-type="float">
            <text:p>10</text:p>
          </table:table-cell>
          <table:table-cell table:style-name="ce6" table:formula="of:=SUM([.M4:.M146])" office:value-type="float" office:value="10" calcext:value-type="float">
            <text:p>10</text:p>
          </table:table-cell>
          <table:table-cell table:style-name="ce9" table:formula="of:=SUM([.N4:.N146])" office:value-type="float" office:value="10" calcext:value-type="float">
            <text:p>10</text:p>
          </table:table-cell>
          <table:table-cell table:style-name="ce6" table:formula="of:=SUM([.O4:.O146])" office:value-type="float" office:value="10" calcext:value-type="float">
            <text:p>10</text:p>
          </table:table-cell>
          <table:table-cell table:style-name="ce6" table:formula="of:=SUM([.P4:.P146])" office:value-type="float" office:value="10" calcext:value-type="float">
            <text:p>10</text:p>
          </table:table-cell>
          <table:table-cell table:style-name="ce9" table:formula="of:=SUM([.Q4:.Q146])" office:value-type="float" office:value="10" calcext:value-type="float">
            <text:p>10</text:p>
          </table:table-cell>
          <table:table-cell table:style-name="ce9" table:formula="of:=SUM([.R4:.R146])" office:value-type="float" office:value="10" calcext:value-type="float">
            <text:p>10</text:p>
          </table:table-cell>
          <table:table-cell table:style-name="ce2"/>
          <table:table-cell table:style-name="ce1" table:formula="of:=SUM([.D147:.S147])" office:value-type="float" office:value="150" calcext:value-type="float">
            <text:p>150</text:p>
          </table:table-cell>
        </table:table-row>
        <table:table-row table:style-name="ro1" table:number-rows-repeated="104842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7T13:04:08.060993705</dc:date>
    <meta:editing-duration>PT5H56M11S</meta:editing-duration>
    <meta:editing-cycles>35</meta:editing-cycles>
    <meta:generator>LibreOffice/7.3.7.2$Linux_X86_64 LibreOffice_project/30$Build-2</meta:generator>
    <meta:document-statistic meta:table-count="1" meta:cell-count="773" meta:object-count="0"/>
  </office:meta>
</office:document-meta>
</file>